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apple-system" svg:font-family="apple-system, Roboto, SegoeUI, 'Segoe UI', 'Helvetica Neue', Helvetica, 'Microsoft YaHei', 'Meiryo UI', Meiryo, 'Arial Unicode MS', sans-serif"/>
  </office:font-face-decls>
  <office:automatic-styles>
    <style:style style:name="P1" style:family="paragraph" style:parent-style-name="Standard">
      <style:paragraph-properties fo:text-align="center" style:justify-single-word="false"/>
      <style:text-properties fo:font-size="20pt" fo:font-weight="bold" style:font-size-asian="17.5pt" style:font-weight-asian="bold" style:font-size-complex="20pt" style:font-weight-complex="bold"/>
    </style:style>
    <style:style style:name="P2"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3" style:family="paragraph" style:parent-style-name="Standard">
      <style:paragraph-properties fo:text-align="justify" style:justify-single-word="false"/>
      <style:text-properties fo:font-size="12pt" fo:font-weight="bold" style:font-size-asian="12pt" style:font-weight-asian="bold" style:font-size-complex="12pt" style:font-weight-complex="bold"/>
    </style:style>
    <style:style style:name="P4" style:family="paragraph" style:parent-style-name="Standard" style:list-style-name="L1">
      <style:paragraph-properties fo:text-align="justify" style:justify-single-word="false"/>
    </style:style>
    <style:style style:name="P5" style:family="paragraph" style:parent-style-name="Standard">
      <style:paragraph-properties fo:text-align="justify" style:justify-single-word="false"/>
    </style:style>
    <style:style style:name="P6" style:family="paragraph" style:parent-style-name="Standard">
      <style:paragraph-properties fo:text-align="justify" style:justify-single-word="false"/>
      <style:text-properties fo:font-size="12pt" fo:font-weight="normal" officeooo:paragraph-rsid="001bc9a4" style:font-size-asian="12pt" style:font-weight-asian="normal" style:font-size-complex="12pt" style:font-weight-complex="normal"/>
    </style:style>
    <style:style style:name="P7" style:family="paragraph" style:parent-style-name="Standard">
      <style:paragraph-properties fo:text-align="justify" style:justify-single-word="false"/>
      <style:text-properties officeooo:paragraph-rsid="001bc9a4"/>
    </style:style>
    <style:style style:name="P8" style:family="paragraph" style:parent-style-name="Standard" style:list-style-name="L1">
      <style:paragraph-properties fo:text-align="justify" style:justify-single-word="false"/>
      <style:text-properties officeooo:paragraph-rsid="001bc9a4"/>
    </style:style>
    <style:style style:name="P9" style:family="paragraph" style:parent-style-name="Standard">
      <style:paragraph-properties fo:text-align="justify" style:justify-single-word="false"/>
      <style:text-properties officeooo:paragraph-rsid="001ec6bb"/>
    </style:style>
    <style:style style:name="P10" style:family="paragraph" style:parent-style-name="Standard">
      <style:paragraph-properties fo:text-align="justify" style:justify-single-word="false"/>
      <style:text-properties fo:font-size="12pt" fo:font-weight="normal" officeooo:rsid="001ec6bb" officeooo:paragraph-rsid="001ec6bb" style:font-size-asian="12pt" style:font-weight-asian="normal" style:font-size-complex="12pt" style:font-weight-complex="normal"/>
    </style:style>
    <style:style style:name="P11" style:family="paragraph" style:parent-style-name="Standard">
      <style:paragraph-properties fo:text-align="justify" style:justify-single-word="false"/>
      <style:text-properties fo:font-size="12pt" fo:font-weight="normal" officeooo:paragraph-rsid="001ec6bb" style:font-size-asian="12pt" style:font-weight-asian="normal" style:font-size-complex="12pt" style:font-weight-complex="normal"/>
    </style:style>
    <style:style style:name="P12" style:family="paragraph" style:parent-style-name="Standard">
      <style:paragraph-properties fo:text-align="justify" style:justify-single-word="false"/>
      <style:text-properties fo:font-size="12pt" fo:font-weight="normal" officeooo:paragraph-rsid="001ff667" style:font-size-asian="12pt" style:font-weight-asian="normal" style:font-size-complex="12pt" style:font-weight-complex="normal"/>
    </style:style>
    <style:style style:name="P13" style:family="paragraph" style:parent-style-name="Standard">
      <style:paragraph-properties fo:text-align="justify" style:justify-single-word="false"/>
      <style:text-properties fo:font-size="12pt" fo:font-weight="normal" officeooo:paragraph-rsid="0023a6d5" style:font-size-asian="12pt" style:font-weight-asian="normal" style:font-size-complex="12pt" style:font-weight-complex="normal"/>
    </style:style>
    <style:style style:name="P14" style:family="paragraph" style:parent-style-name="Standard">
      <style:paragraph-properties fo:text-align="justify" style:justify-single-word="false"/>
      <style:text-properties fo:font-size="12pt" fo:font-weight="bold" officeooo:paragraph-rsid="0023a6d5" style:font-size-asian="12pt" style:font-weight-asian="bold" style:font-size-complex="12pt" style:font-weight-complex="bold"/>
    </style:style>
    <style:style style:name="T1" style:family="text">
      <style:text-properties fo:font-size="12pt" fo:font-weight="normal" style:font-size-asian="12pt" style:font-weight-asian="normal" style:font-size-complex="12pt" style:font-weight-complex="normal"/>
    </style:style>
    <style:style style:name="T2" style:family="text">
      <style:text-properties officeooo:rsid="001bc9a4"/>
    </style:style>
    <style:style style:name="T3" style:family="text">
      <style:text-properties officeooo:rsid="001da476"/>
    </style:style>
    <style:style style:name="T4" style:family="text">
      <style:text-properties officeooo:rsid="001e998e"/>
    </style:style>
    <style:style style:name="T5" style:family="text">
      <style:text-properties officeooo:rsid="001ec6bb"/>
    </style:style>
    <style:style style:name="T6" style:family="text">
      <style:text-properties fo:font-weight="bold" style:font-weight-asian="bold" style:font-weight-complex="bold"/>
    </style:style>
    <style:style style:name="T7" style:family="text">
      <style:text-properties fo:font-weight="bold" officeooo:rsid="001ec6bb" style:font-weight-asian="bold" style:font-weight-complex="bold"/>
    </style:style>
    <style:style style:name="T8" style:family="text">
      <style:text-properties fo:font-weight="bold" officeooo:rsid="001ff667" style:font-weight-asian="bold" style:font-weight-complex="bold"/>
    </style:style>
    <style:style style:name="T9" style:family="text">
      <style:text-properties officeooo:rsid="001ff667"/>
    </style:style>
    <style:style style:name="T10" style:family="text">
      <style:text-properties officeooo:rsid="0023a6d5"/>
    </style:style>
    <style:style style:name="T11" style:family="text">
      <style:text-properties fo:font-weight="bold" officeooo:rsid="0023a6d5" style:font-weight-asian="bold" style:font-weight-complex="bol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ctividad Exploración y Análisis en Big Data</text:p>
      <text:p text:style-name="P1"/>
      <text:p text:style-name="P2"/>
      <text:p text:style-name="P2"><text:tab/>Objetivo: Entender los conceptos clave en el manejo y análisis de Big Data, fomentando el pensamiento crítico y la aplicación práctica. </text:p>
      <text:p text:style-name="P2"/>
      <text:p text:style-name="P2"/>
      <text:p text:style-name="P3">Pregunta 1: Uso de Metadatos en Big Data</text:p>
      <text:p text:style-name="P2"/>
      <text:p text:style-name="P2"><text:tab/>Los metadatos son esenciales en Big Data para diversas funciones. Identifica al menos dos tipos de metadatos (por ejemplo, descriptivos, estructurales) y explica cómo cada uno apoya el proceso de análisis de Big Data. Incluye un ejemplo práctico para cada tipo. </text:p>
      <text:p text:style-name="P2"/>
      <text:list text:style-name="L1">
        <text:list-item>
          <text:p text:style-name="P4"><text:span text:style-name="T1">Metadatos Descriptivos</text:span></text:p>
        </text:list-item>
      </text:list>
      <text:p text:style-name="P5"><text:span text:style-name="T1"/></text:p>
      <text:p text:style-name="P6"><text:s/>- Descripción: Los metadatos descriptivos proporcionan información sobre el contenido de los datos, como el título, el autor, la fecha de creación y las palabras clave. Estos metadatos ayudan a identificar y localizar conjuntos de datos específicos dentro de un gran repositorio.</text:p>
      <text:p text:style-name="P6"/>
      <text:p text:style-name="P7"><text:span text:style-name="T1"><text:s/>- Ejemplo Práctico: Imagina una base de datos de artículos científicos. Los metadatos descriptivos incluirían el título del artículo, los nombres de los autores, la fecha de publicación y las palabras clave relevantes. Esto permite a los investigadores buscar artículos específicos por autor o tema, facilitando el acceso rápido a la información necesaria para sus estudios.</text:span></text:p>
      <text:p text:style-name="P7"><text:span text:style-name="T1"/></text:p>
      <text:p text:style-name="P7"><text:span text:style-name="T1"/></text:p>
      <text:list text:continue-numbering="true" text:style-name="L1">
        <text:list-item>
          <text:p text:style-name="P8"><text:span text:style-name="T1">Metadatos Administrativos</text:span></text:p>
        </text:list-item>
      </text:list>
      <text:p text:style-name="P6"/>
      <text:p text:style-name="P2"><text:s/>- Descripción: Los metadatos administrativos gestionan aspectos como los derechos de autor, los permisos de acceso y las restricciones de uso. Estos metadatos son cruciales para asegurar que los datos se utilicen de manera adecuada y conforme a las políticas de la organización.</text:p>
      <text:p text:style-name="P2"/>
      <text:p text:style-name="P2">- Ejemplo Práctico: En un sistema de gestión de datos corporativos, los metadatos administrativos podrían incluir información sobre quién tiene permiso para acceder a ciertos datos, las fechas de vencimiento de los derechos de acceso y las políticas de retención de datos. Esto garantiza que solo el personal autorizado pueda acceder a datos sensibles y que los datos se gestionen de acuerdo con las regulaciones de la empresa.</text:p>
      <text:p text:style-name="P2"/>
      <text:p text:style-name="P2"/>
      <text:p text:style-name="P9"><text:span text:style-name="T1"><text:tab/></text:span>Elemento de Reflexión: <text:span text:style-name="T1">¿Cómo cambiaría tu elección de metadatos si estuvieras analizando datos de redes sociales en comparación con datos financieros?</text:span></text:p>
      <text:p text:style-name="P2"/>
      <text:p text:style-name="P2">En redes sociales, los metadatos se centran en la interacción y el comportamiento del usuario, mientras que en datos financieros, la precisión y el cumplimiento normativo son primordiales. <text:span text:style-name="T2">Además, l</text:span>os datos de redes sociales son altamente volátiles y cambian rápidamente, requiriendo metadatos que puedan capturar estas dinámicas, <text:span text:style-name="T2">mientras que </text:span>los datos financieros requieren metadatos que aseguren la estabilidad y la trazabilidad a lo largo del tiempo.</text:p>
      <text:p text:style-name="P2"/>
      <text:p text:style-name="P2"/>
      <text:p text:style-name="P2"/>
      <text:p text:style-name="P2"/>
      <text:p text:style-name="P2"/>
      <text:p text:style-name="P3"><text:soft-page-break/>Pregunta 2: Veracidad y Ruido en Big Data</text:p>
      <text:p text:style-name="P3"/>
      <text:p text:style-name="P2"><text:tab/>La veracidad es fundamental en Big Data. Describe cómo el ruido puede afectar el procesamiento inicial de los datos y el análisis posterior. Proporciona un ejemplo donde el ruido podría tener un impacto significativo en los resultados.</text:p>
      <text:p text:style-name="P2"/>
      <text:p text:style-name="P2"><text:span text:style-name="T3">U</text:span>na <text:span text:style-name="T3">que</text:span> empresa est<text:span text:style-name="T3">é</text:span> utilizando análisis de sentimientos para evaluar la percepción de su marca en redes sociales. Si los datos contienen mucho ruido, como comentarios irrelevantes, spam o errores tipográficos, el modelo de análisis de sentimientos puede interpretar incorrectamente el tono de los comentarios. Por ejemplo, un comentario sarcástico podría ser clasificado erróneamente como negativo, cuando en realidad es positivo. Esto podría llevar a la empresa a tomar decisiones equivocadas sobre su estrategia de marketing.</text:p>
      <text:p text:style-name="P2"/>
      <text:p text:style-name="P2"><text:tab/>Tarea de Investigación: Encuentra un estudio de caso donde el ruido en los datos haya sido un desafío y discute cómo se abordó. </text:p>
      <text:p text:style-name="P2"/>
      <text:p text:style-name="P2"><text:span text:style-name="T4">E</text:span>l proyecto de Smart Data llevado a cabo por la Universidad de Granada. Este proyecto se centró en mejorar la calidad de los datos en problemas de clasificación en Big Data, donde el ruido de clase (etiquetado incorrecto de instancias) era un problema significativo.</text:p>
      <text:p text:style-name="P2"/>
      <text:p text:style-name="P2">Para abordar este desafío, los investigadores propusieron dos enfoques de preprocesamiento de datos para eliminar instancias ruidosas:</text:p>
      <text:p text:style-name="P2"/>
      <text:p text:style-name="P2">Ensemble Homogéneo: Utiliza múltiples instancias del mismo algoritmo de filtrado para identificar y eliminar el ruido.</text:p>
      <text:p text:style-name="P2">Ensemble Heterogéneo: Combina diferentes algoritmos de filtrado para mejorar la precisión en la identificación del ruido.</text:p>
      <text:p text:style-name="P2"/>
      <text:p text:style-name="P3">Pregunta 3: Beneficios de Clusters en Big Data</text:p>
      <text:p text:style-name="P3"/>
      <text:p text:style-name="P2"><text:tab/>Los clusters ofrecen varias ventajas para el procesamiento de Big Data. Explica cómo aspectos como alto rendimiento, alta disponibilidad, equilibrado de carga y escalabilidad benefician específicamente a los procesos de Big Data. </text:p>
      <text:p text:style-name="P2"/>
      <text:p text:style-name="P2">- Alto Rendimiento: <text:span text:style-name="T5">P</text:span>ermiten el procesamiento paralelo de grandes volúmenes de datos, distribuyendo las tareas entre múltiples nodos. Esto reduce significativamente el tiempo necesario para completar tareas complejas.</text:p>
      <text:p text:style-name="P2">- <text:s/>Alta Disponibilidad: <text:span text:style-name="T5">E</text:span>stán diseñados para ser tolerantes a fallos. Si un nodo falla, otros nodos pueden asumir su carga de trabajo, asegurando que el sistema continúe funcionando sin interrupciones.</text:p>
      <text:p text:style-name="P2">- <text:s/>Equilibrado de Carga: El equilibrado de carga distribuye las tareas de manera uniforme entre los nodos del cluster, evitando que algunos nodos se sobrecarguen mientras otros están infrautilizados. Esto optimiza el uso de recursos y mejora el rendimiento general del sistema.</text:p>
      <text:p text:style-name="P2">- Escalabilidad: Los clusters pueden escalar horizontalmente añadiendo más nodos para manejar mayores volúmenes de datos y más usuarios. Esto permite que el sistema crezca de manera flexible según las necesidades.</text:p>
      <text:p text:style-name="P2"/>
      <text:p text:style-name="P2"><text:tab/>Aplicación Práctica: Considera un escenario hipotético de análisis de grandes volúmenes de datos de tráfico urbano. Describe cómo un cluster podría mejorar el procesamiento de estos datos en comparación con un solo ordenador. </text:p>
      <text:p text:style-name="P2"/>
      <text:p text:style-name="P10">El cluster nos podría dar varias ventajas frente al uso de un solo ordenador:</text:p>
      <text:p text:style-name="P10"><text:soft-page-break/>- Procesamiento en paralelo:</text:p>
      <text:p text:style-name="P10"/>
      <text:p text:style-name="P11"><text:tab/><text:span text:style-name="T6">Cluster:</text:span> Un cluster puede dividir los datos de tráfico en múltiples segmentos y procesarlos simultáneamente en diferentes nodos. Esto permite analizar grandes volúmenes de datos en menos tiempo. </text:p>
      <text:p text:style-name="P11"><text:tab/><text:span text:style-name="T7">Un </text:span><text:span text:style-name="T6">Solo Ordenador:</text:span> Un solo ordenador tendría que procesar los datos de manera secuencial, lo que sería mucho más lento y menos eficiente.</text:p>
      <text:p text:style-name="P2"/>
      <text:p text:style-name="P2">- <text:span text:style-name="T5">Alta Disponibilidad:</text:span></text:p>
      <text:p text:style-name="P2"/>
      <text:p text:style-name="P12"><text:span text:style-name="T6"><text:tab/>Cluster:</text:span> Si un nodo del cluster falla, otros nodos pueden asumir su carga de trabajo, asegurando que el análisis de datos continúe sin interrupciones. </text:p>
      <text:p text:style-name="P12"><text:span text:style-name="T8"><text:tab/>Un </text:span><text:span text:style-name="T6">Solo Ordenador:</text:span> Si el único ordenador falla, todo el proceso de análisis se detiene hasta que se resuelva el problema.</text:p>
      <text:p text:style-name="P12"/>
      <text:p text:style-name="P12">- <text:span text:style-name="T9">Equilibrado de la carga:</text:span></text:p>
      <text:p text:style-name="P12"/>
      <text:p text:style-name="P12"><text:tab/><text:span text:style-name="T6">Cluster:</text:span> El equilibrado de carga distribuye las tareas de manera uniforme entre los nodos, evitando sobrecargas y optimizando el uso de recursos.</text:p>
      <text:p text:style-name="P12"><text:tab/><text:span text:style-name="T8">Un </text:span><text:span text:style-name="T6">Solo Ordenador:</text:span> Un solo ordenador puede sobrecargarse fácilmente con grandes volúmenes de datos, lo que puede llevar a un rendimiento deficiente y tiempos de respuesta lentos.</text:p>
      <text:p text:style-name="P12"/>
      <text:p text:style-name="P12">- <text:span text:style-name="T10">Escalabilidad:</text:span></text:p>
      <text:p text:style-name="P12"/>
      <text:p text:style-name="P13"><text:tab/><text:span text:style-name="T6">Cluster:</text:span> Un cluster puede escalar horizontalmente añadiendo más nodos para manejar mayores volúmenes de datos y más fuentes de datos. </text:p>
      <text:p text:style-name="P13"><text:tab/><text:span text:style-name="T11">Un </text:span><text:span text:style-name="T6">Solo Ordenador:</text:span> Un solo ordenador tiene limitaciones físicas y de rendimiento que dificultan su escalabilidad para manejar volúmenes crecientes de datos.</text:p>
      <text:p text:style-name="P13"/>
      <text:p text:style-name="P13"/>
      <text:p text:style-name="P14">Pregunta 4: Commodity Hardware y Big Data </text:p>
      <text:p text:style-name="P14"/>
      <text:p text:style-name="P14"/>
      <text:p text:style-name="P13"><text:tab/>El uso de commodity hardware es común en sistemas de Big Data. Explica los beneficios de utilizar este tipo de hardware y discute si es posible y práctico montar un cluster con ordenadores reciclados. Justifica tu respuesta con argumentos técnicos y económicos. </text:p>
      <text:p text:style-name="P13"/>
      <text:p text:style-name="P13"><text:span text:style-name="T10"><text:tab/>1. </text:span>Costo Reducido</text:p>
      <text:p text:style-name="P13">Descripción: Commodity hardware se refiere a componentes de hardware estándar y de bajo costo que están ampliamente disponibles en el mercado.</text:p>
      <text:p text:style-name="P13">Beneficio: Reduce significativamente los costos iniciales de implementación y mantenimiento en comparación con hardware especializado.</text:p>
      <text:p text:style-name="P13">Ejemplo Práctico: Empresas como Google y Facebook utilizan commodity hardware para construir sus enormes centros de datos, optimizando costos sin sacrificar rendimiento.</text:p>
      <text:p text:style-name="P13"/>
      <text:p text:style-name="P13"><text:span text:style-name="T10"><text:tab/>2. </text:span>Escalabilidad</text:p>
      <text:p text:style-name="P13">Descripción: Es fácil añadir más nodos al sistema a medida que crecen las necesidades de procesamiento y almacenamiento.</text:p>
      <text:p text:style-name="P13">Beneficio: Permite escalar horizontalmente añadiendo más máquinas en lugar de actualizar a hardware más potente y costoso.</text:p>
      <text:p text:style-name="P13">Ejemplo Práctico: En un entorno de Big Data, se pueden agregar más servidores estándar para manejar el aumento de datos sin necesidad de una reestructuración significativa.</text:p>
      <text:p text:style-name="P13"><text:soft-page-break/></text:p>
      <text:p text:style-name="P13"><text:span text:style-name="T10"><text:tab/>3. </text:span>Flexibilidad y Adaptabilidad</text:p>
      <text:p text:style-name="P13">Descripción: Commodity hardware es compatible con una amplia gama de software de código abierto y soluciones personalizadas.</text:p>
      <text:p text:style-name="P13">Beneficio: Facilita la implementación de diversas tecnologías y herramientas de Big Data, como Hadoop y Spark.</text:p>
      <text:p text:style-name="P13">Ejemplo Práctico: Las empresas pueden adaptar rápidamente sus infraestructuras para nuevas aplicaciones y cargas de trabajo sin depender de proveedores específicos de hardware.</text:p>
      <text:p text:style-name="P13"/>
      <text:p text:style-name="P13"/>
      <text:p text:style-name="P13">Montar un Cluster con Ordenadores Reciclados</text:p>
      <text:p text:style-name="P13">Viabilidad Técnica:</text:p>
      <text:p text:style-name="P13"/>
      <text:p text:style-name="P13">Posible: Es técnicamente posible montar un cluster con ordenadores reciclados. De hecho, hay varios casos de éxito en los que se han utilizado PCs reciclados para crear clusters de alto rendimiento.</text:p>
      <text:p text:style-name="P13">Requisitos: Necesitarás una red de alta velocidad para conectar los ordenadores, software de gestión de clusters (como Hadoop o Kubernetes), y un sistema operativo compatible (como Linux).</text:p>
      <text:p text:style-name="P13">Viabilidad Económica:</text:p>
      <text:p text:style-name="P13"/>
      <text:p text:style-name="P13">Beneficios Económicos: Utilizar ordenadores reciclados puede reducir aún más los costos iniciales, ya que aprovechas hardware que de otro modo podría ser desechado.</text:p>
      <text:p text:style-name="P13">Costos Adicionales: Sin embargo, puede haber costos adicionales asociados con la configuración y el mantenimiento de hardware más antiguo, como la necesidad de reemplazar componentes defectuosos o menos eficientes energéticamente.</text:p>
      <text:p text:style-name="P13"/>
      <text:p text:style-name="P13"><text:tab/>¿Cuáles serían las limitaciones y los riesgos de usar hardware reciclado en un entorno de Big Data? Proporciona ejemplos. </text:p>
      <text:p text:style-name="P13"/>
      <text:p text:style-name="P13">Un ejemplo de la implementación de un cluster con ordenadores reciclados es el proyecto llevado a cabo por la Universidad Nacional de Ingeniería en Perú. Utilizaron PCs recicladas y software de código abierto para crear un cluster de alto rendimiento1. Aunque lograron reducir costos iniciales, enfrentaron desafíos como la necesidad de mantenimiento frecuente y la gestión de fallos de hardware.</text:p>
      <text:p text:style-name="P13"/>
      <text:p text:style-name="P1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apple-system" svg:font-family="apple-system, Roboto, SegoeUI, 'Segoe UI', 'Helvetica Neue', Helvetica, 'Microsoft YaHei', 'Meiryo UI', Meiryo, 'Arial Unicode MS',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1-06T17:21:08.369000000</meta:creation-date>
    <dc:date>2024-11-06T19:08:06.017000000</dc:date>
    <meta:editing-duration>PT24M39S</meta:editing-duration>
    <meta:editing-cycles>3</meta:editing-cycles>
    <meta:generator>LibreOffice/24.8.2.1$Windows_X86_64 LibreOffice_project/0f794b6e29741098670a3b95d60478a65d05ef13</meta:generator>
    <meta:document-statistic meta:table-count="0" meta:image-count="0" meta:object-count="0" meta:page-count="4" meta:paragraph-count="63" meta:word-count="1468" meta:character-count="9904" meta:non-whitespace-character-count="8465"/>
  </office:meta>
</office:document-meta>
</file>